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3bfa3" officeooo:paragraph-rsid="0013bfa3"/>
    </style:style>
    <style:style style:name="P2" style:family="paragraph" style:parent-style-name="Text_20_body">
      <style:paragraph-properties fo:text-align="justify" style:justify-single-word="false"/>
      <style:text-properties officeooo:paragraph-rsid="001144c1"/>
    </style:style>
    <style:style style:name="P3" style:family="paragraph" style:parent-style-name="Text_20_body">
      <style:paragraph-properties fo:text-align="justify" style:justify-single-word="false"/>
      <style:text-properties officeooo:paragraph-rsid="0019ca22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officeooo:rsid="00134113" officeooo:paragraph-rsid="001144c1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officeooo:rsid="0028b384" officeooo:paragraph-rsid="0028b384"/>
    </style:style>
    <style:style style:name="P6" style:family="paragraph" style:parent-style-name="Title">
      <style:text-properties officeooo:rsid="000c13b6" officeooo:paragraph-rsid="000c13b6"/>
    </style:style>
    <style:style style:name="P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ca22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36526f"/>
    </style:style>
    <style:style style:name="P9" style:family="paragraph" style:parent-style-name="Standard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59d35" officeooo:paragraph-rsid="0019ca22" style:text-blinking="false" fo:background-color="transparent"/>
    </style:style>
    <style:style style:name="P10" style:family="paragraph" style:parent-style-name="Text_20_body">
      <style:paragraph-properties fo:text-align="justify" style:justify-single-word="false"/>
      <style:text-properties officeooo:rsid="00397aa8" officeooo:paragraph-rsid="00397aa8"/>
    </style:style>
    <style:style style:name="P11" style:family="paragraph" style:parent-style-name="Text_20_body">
      <style:paragraph-properties fo:text-align="justify" style:justify-single-word="false"/>
      <style:text-properties officeooo:rsid="00397aa8" officeooo:paragraph-rsid="003ce1eb"/>
    </style:style>
    <style:style style:name="P12" style:family="paragraph" style:parent-style-name="Text_20_body">
      <style:text-properties officeooo:paragraph-rsid="003f9331"/>
    </style:style>
    <style:style style:name="P1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9dbf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ca22" officeooo:paragraph-rsid="00229dbf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officeooo:paragraph-rsid="0019ca22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officeooo:paragraph-rsid="0019ca22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426778"/>
    </style:style>
    <style:style style:name="P18" style:family="paragraph" style:parent-style-name="Heading_20_2" style:list-style-name="">
      <style:text-properties officeooo:paragraph-rsid="003f9331"/>
    </style:style>
    <style:style style:name="P19" style:family="paragraph" style:parent-style-name="Heading_20_2">
      <style:paragraph-properties fo:break-before="page"/>
      <style:text-properties officeooo:paragraph-rsid="003f9331"/>
    </style:style>
    <style:style style:name="P20" style:family="paragraph" style:parent-style-name="Heading_20_1">
      <style:text-properties officeooo:rsid="00397aa8" officeooo:paragraph-rsid="00397aa8"/>
    </style:style>
    <style:style style:name="P21" style:family="paragraph" style:parent-style-name="Heading_20_1">
      <style:text-properties officeooo:paragraph-rsid="0019ca22"/>
    </style:style>
    <style:style style:name="T1" style:family="text">
      <style:text-properties style:font-name="Arial" fo:font-size="11pt" officeooo:rsid="000c13b6" style:font-size-asian="11pt" style:font-size-complex="11pt"/>
    </style:style>
    <style:style style:name="T2" style:family="text">
      <style:text-properties style:font-name="Arial" fo:font-size="11pt" officeooo:rsid="001144c1" style:font-size-asian="11pt" style:font-size-complex="11pt"/>
    </style:style>
    <style:style style:name="T3" style:family="text">
      <style:text-properties style:font-name="Arial" fo:font-size="11pt" officeooo:rsid="00134113" style:font-size-asian="11pt" style:font-size-complex="11pt"/>
    </style:style>
    <style:style style:name="T4" style:family="text">
      <style:text-properties style:font-name="Arial" fo:font-size="11pt" officeooo:rsid="00189b50" style:font-size-asian="11pt" style:font-size-complex="11pt"/>
    </style:style>
    <style:style style:name="T5" style:family="text">
      <style:text-properties style:font-name="Arial" fo:font-size="11pt" officeooo:rsid="002473b4" style:font-size-asian="11pt" style:font-size-complex="11pt"/>
    </style:style>
    <style:style style:name="T6" style:family="text">
      <style:text-properties style:font-name="Arial" fo:font-size="11pt" officeooo:rsid="003f9331" style:font-size-asian="11pt" style:font-size-complex="11pt"/>
    </style:style>
    <style:style style:name="T7" style:family="text">
      <style:text-properties style:font-name="Arial" fo:font-size="11pt" officeooo:rsid="003fc627" style:font-size-asian="11pt" style:font-size-complex="11pt"/>
    </style:style>
    <style:style style:name="T8" style:family="text">
      <style:text-properties officeooo:rsid="0019ca22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dfc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54f9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a9f7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03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65ea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526f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3b3b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cdb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6f5e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1eb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d251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18bbf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26778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cdb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26778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b3cdb" style:text-blinking="false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b6f5e" style:text-blinking="false" fo:background-color="transparent" loext:char-shading-value="0" style:font-weight-asian="bold" style:font-weight-complex="bold"/>
    </style:style>
    <style:style style:name="T30" style:family="text">
      <style:text-properties officeooo:rsid="00206896"/>
    </style:style>
    <style:style style:name="T31" style:family="text">
      <style:text-properties officeooo:rsid="0036526f"/>
    </style:style>
    <style:style style:name="T32" style:family="text">
      <style:text-properties officeooo:rsid="00397aa8"/>
    </style:style>
    <style:style style:name="T33" style:family="text">
      <style:text-properties officeooo:rsid="003f9331"/>
    </style:style>
    <style:style style:name="T34" style:family="text">
      <style:text-properties style:font-weight-asian="normal" style:font-weight-complex="normal"/>
    </style:style>
    <style:style style:name="T35" style:family="text">
      <style:text-properties officeooo:rsid="003dd251" style:font-weight-asian="normal" style:font-weight-complex="normal"/>
    </style:style>
    <style:style style:name="T36" style:family="text">
      <style:text-properties officeooo:rsid="00426778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D<text:span text:style-name="T32">2</text:span> - OpenMP <text:span text:style-name="T32">Cartographie et Réduction</text:span></text:p>
      <text:p text:style-name="P9"><text:tab/><text:span text:style-name="T31">Ce TD a consisté en l’optimisation d’un programme de calcul de comptage d’occurences de lettres dans une matrice de lettres aléatoire à l’aide d’OpenMP. L</text:span>es résultats des temps d'exécution de <text:span text:style-name="T31">ces</text:span> programmes <text:span text:style-name="T31">et l’évaluation de performance résultante sont résumés ci-dessous</text:span>.</text:p>
      <text:p text:style-name="P7"><text:tab/></text:p>
      <text:p text:style-name="P13"><text:tab/><text:span text:style-name="T8">L’ordinateur utilisé pour l’évaluation de performances est un des nœuds « dahu » du site de Grenoble de Grid’5000 :</text:span></text:p>
      <text:p text:style-name="P14">CPU : 2x Intel Xeon Gold 6130 à 16 cœurs/CPU, 192 Gio de RAM, Stockage : 240 Go SSD + 480 Go SSD + 4.0 To HDD, Réseau : 10 Gbps + 100 Gbps Omni-Path.</text:p>
      <text:p text:style-name="P15"><text:tab/>Dans les données de passage à l'échelle fort, la valeur avec 0 cœur correspond en réalité à une compilation sans l'option « -fopenmp », donc non parallélisée et s'exécutant sur un seul cœur.</text:p>
      <text:p text:style-name="P16"/>
      <text:p text:style-name="P8"><text:span text:style-name="T10"><text:tab/></text:span><text:span text:style-name="T11">La totalité d</text:span><text:span text:style-name="T15">e la réalisation du TD</text:span><text:span text:style-name="T11"> peut être retrouvée sur le </text:span><text:span text:style-name="T17">dépôt </text:span><text:span text:style-name="T11">GitHub public : </text:span><text:a xlink:type="simple" xlink:href="https://github.com/Pyhro36/TD2-OpenMP" text:style-name="Internet_20_link" text:visited-style-name="Visited_20_Internet_20_Link">https://github.com/Pyhro36/TD2-OpenMP</text:a><text:span text:style-name="T11">. </text:span><text:span text:style-name="T13">La branche « master » a été la branche de travail. </text:span><text:span text:style-name="T15">Les branches « question21, question22, question23 ... » sont les branches de rendu décrites ci-dessous. </text:span><text:span text:style-name="T10">Les fichiers et méthodes ayant servis à l’évaluation des performances sont décrits dans le fichier « README.md » </text:span><text:span text:style-name="T16">dans les branches correspondantes</text:span><text:span text:style-name="T10">.</text:span></text:p>
      <text:h text:style-name="P20" text:outline-level="1">2.1 Parallel for</text:h>
      <text:p text:style-name="P5"><text:tab/><text:span text:style-name="T9"><text:tab/>Le code </text:span><text:span text:style-name="T26">pour </text:span><text:span text:style-name="T9">chaque question de cette partie est contenu sur une branche correspondante dans le </text:span><text:span text:style-name="T17">dépôt </text:span><text:span text:style-name="T9">GitHub : « question2X » pour la </text:span><text:span text:style-name="T27">question 2.X</text:span><text:span text:style-name="T9"> (</text:span><text:span text:style-name="T27">question 2.1 </text:span><text:span text:style-name="T9">: question21,... </text:span><text:span text:style-name="T27">question 2.4</text:span><text:span text:style-name="T9"> : question24,... </text:span><text:span text:style-name="T27">question 2.</text:span><text:span text:style-name="T28">7</text:span><text:span text:style-name="T9"> : question</text:span><text:span text:style-name="T25">27</text:span><text:span text:style-name="T9">).</text:span><text:span text:style-name="T14"> </text:span><text:span text:style-name="T9">Les fichiers </text:span><text:span text:style-name="T12">et méthodes</text:span><text:span text:style-name="T9"> concernés</text:span><text:span text:style-name="T25"> par la réponse à la question</text:span><text:span text:style-name="T9"> sont décrits dans le fichier « README.md ». </text:span><text:span text:style-name="T12">Il suffit donc de faire un checkout de chaque branche pour accéder au code, dans le fichier « main.cpp ». </text:span></text:p>
      <text:p text:style-name="P10"><text:span text:style-name="T12"><text:tab/></text:span><text:span text:style-name="T9">Pour la </text:span><text:span text:style-name="T27">question 2.4</text:span><text:span text:style-name="T18">, le code utilisé avec OpenMP dans la méthode « parallelLetterCount(char** mat, int height, int width, int* result) » pour faire le calcul sur le problème complet a été choisi car il est fonctionnellement correct d’après la norme OpenMP et permet expérimentalement de résoudre de manière la plus optimisée le problème. Idem pour la </text:span><text:span text:style-name="T27">question 2.6</text:span><text:span text:style-name="T18">.</text:span></text:p>
      <text:p text:style-name="P10"><text:span text:style-name="T18"><text:tab/></text:span><text:span text:style-name="T19">Pour les </text:span><text:span text:style-name="T28">question</text:span><text:span text:style-name="T29"> 2.5</text:span><text:span text:style-name="T20"> à</text:span><text:span text:style-name="T19"> </text:span><text:span text:style-name="T28">question 2.7</text:span><text:span text:style-name="T19">, on nomme « hauteur » (« height ») le nombre de lignes et « largeur » (« width ») le nombre de colonnes de la matrice générée aléatoirement et dont on veut compter les occurrences de lettres. On nomme « sous-hauteur » (« underHeight ») le nombre de lignes et « sous-largeur » (« underWidth ») le nombre de colonnes des sous-matrices issues du découpage du problème en sous-problèmes.</text:span></text:p>
      <text:p text:style-name="P11"><text:span text:style-name="T19"><text:tab/></text:span><text:span text:style-name="T21">Pour la </text:span><text:span text:style-name="T28">question 2.7</text:span><text:span text:style-name="T19">, </text:span><text:span text:style-name="T21">pour les passages à l’échelle, </text:span><text:span text:style-name="T22">les rapports entre chacune des dimensions des matrices et celles des sous-matrices </text:span><text:span text:style-name="T24">ont</text:span><text:span text:style-name="T22"> été choisi</text:span><text:span text:style-name="T24">s</text:span><text:span text:style-name="T22"> dans le script « perf_eval.sh » de manière à optimiser au plus le calcul, d’après les expériences de tests amont.</text:span></text:p>
      <text:p text:style-name="P17"><text:span text:style-name="T22">P</text:span><text:span text:style-name="T23">our l’évaluation des performances, on fait varier le nombre de coeurs et en plus les dimensions </text:span><text:soft-page-break/><text:span text:style-name="T23">de la matrice et des sous-</text:span><text:span text:style-name="T24">matrices pour le passage à l’échelle faible. Pour chaque paramétrage, on effectue 7 exécutions et on en récupère dans les tableaux ci-dessous les temps d’exécution (t1 à t7). On fait ensuite la moyenne pour chaque paramétrage et on trace ainsi les graphes de passage à l’échelle fort et faible.</text:span></text:p>
      <text:h text:style-name="Heading_20_1" text:outline-level="1">Passage à l'échelle fort</text:h>
      <text:h text:style-name="P18" text:outline-level="2"><draw:frame draw:style-name="fr1" draw:name="Objet1" text:anchor-type="paragraph" svg:x="-1.54cm" svg:y="-0.081cm" svg:width="20.08cm" svg:height="2.242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0.633cm" svg:y="2.247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h>
      <text:h text:style-name="P19" text:outline-level="2">Passage à l'échelle f<text:span text:style-name="T33">aible</text:span></text:h>
      <text:p text:style-name="P12"><draw:frame draw:style-name="fr2" draw:name="Objet3" text:anchor-type="paragraph" svg:width="20.212cm" svg:height="1.935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4" text:anchor-type="paragraph" svg:x="0.099cm" svg:y="2.046cm" svg:width="16.011cm" svg:height="8.9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2"/>
      <text:h text:style-name="P21" text:outline-level="1"><text:span text:style-name="T8">Conclusions</text:span></text:h>
      <text:p text:style-name="P3"><text:span text:style-name="T1"><text:tab/></text:span><text:span text:style-name="T2">Globalement, on constate que la compilation avec OpenMP permet une amélioration des performances par rapport à une compilation normale non parallélisée.</text:span></text:p>
      <text:p text:style-name="P2"><text:span text:style-name="T2"><text:tab/></text:span><text:span text:style-name="T6">Cependant, par exemple d</text:span><text:span text:style-name="T2">ans le cas des passage</text:span><text:span text:style-name="T5">s</text:span><text:span text:style-name="T2"> à l'échelle forts, on constate </text:span><text:span text:style-name="T6">que l’</text:span><text:span text:style-name="T2">amélioration des performances </text:span><text:span text:style-name="T6">ne suit pas l’augmentation du nombre de coeurs</text:span><text:span text:style-name="T2">. Le fait est qu'avec l'augmentation du nombre de cœurs, il y a un écart de plus en plus important au résultat attendu si le passage l'échelle fort était parfait (division par 2 du temps de calcul). Il est dû au temps de calcul nécessaire à la création, la destruction </text:span><text:span text:style-name="T7">et la synchronisation</text:span><text:span text:style-name="T2"> des threads OpenMP, </text:span><text:span text:style-name="T3">augmentant </text:span><text:span text:style-name="T2">avec </text:span><text:span text:style-name="T3">le nombre de cœurs, </text:span><text:span text:style-name="T7">et très complexes à gérer dans le cas des nombreuses boucles imbriquées de l’algorithme présentant un grand nombre de tâches</text:span><text:span text:style-name="T3">.</text:span></text:p>
      <text:p text:style-name="P4"><text:tab/><text:span text:style-name="T30">A</text:span>vec le passage à l'échelle faible, <text:span text:style-name="T33">on constate que la méthode par découpage ne semble pas adaptée via OpenMP au passage à l’échelle faible en particulier à cause de sa trop grande complexit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bfa3" officeooo:paragraph-rsid="0013bf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A de Lyon 5IF - Rapport TD1 - OpenMP – Pierre-Louis Lefebv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29:31.097516262</meta:creation-date>
    <dc:date>2019-02-06T00:18:39.262333437</dc:date>
    <meta:editing-duration>PT3H1M40S</meta:editing-duration>
    <meta:editing-cycles>29</meta:editing-cycles>
    <meta:generator>LibreOffice/6.0.7.3$Linux_X86_64 LibreOffice_project/00m0$Build-3</meta:generator>
    <meta:document-statistic meta:table-count="0" meta:image-count="0" meta:object-count="4" meta:page-count="3" meta:paragraph-count="20" meta:word-count="708" meta:character-count="4238" meta:non-whitespace-character-count="35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7" table:default-cell-style-name="ce3"/>
        <table:table-row table:style-name="ro1" table:number-rows-repeated="4">
          <table:table-cell table:style-name="Default" table:number-columns-repeated="13"/>
        </table:table-row>
        <table:table-row table:style-name="ro1">
          <table:table-cell office:value-type="string" calcext:value-type="string">
            <text:p>Nombre de coeurs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Sous-Hauteur</text:p>
          </table:table-cell>
          <table:table-cell office:value-type="string" calcext:value-type="string">
            <text:p>Sous-Largeur</text:p>
          </table:table-cell>
          <table:table-cell office:value-type="string" calcext:value-type="string">
            <text:p>t1(ms)</text:p>
          </table:table-cell>
          <table:table-cell office:value-type="string" calcext:value-type="string">
            <text:p>t2(ms)</text:p>
          </table:table-cell>
          <table:table-cell office:value-type="string" calcext:value-type="string">
            <text:p>t3(ms)</text:p>
          </table:table-cell>
          <table:table-cell office:value-type="string" calcext:value-type="string">
            <text:p>t4(ms)</text:p>
          </table:table-cell>
          <table:table-cell office:value-type="string" calcext:value-type="string">
            <text:p>t5(ms)</text:p>
          </table:table-cell>
          <table:table-cell office:value-type="string" calcext:value-type="string">
            <text:p>t6(ms)</text:p>
          </table:table-cell>
          <table:table-cell office:value-type="string" calcext:value-type="string">
            <text:p>t7(ms)</text:p>
          </table:table-cell>
          <table:table-cell office:value-type="string" calcext:value-type="string">
            <text:p>Moyenne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7911.482" calcext:value-type="float">
            <text:p>147911,482</text:p>
          </table:table-cell>
          <table:table-cell office:value-type="float" office:value="148031.767" calcext:value-type="float">
            <text:p>148031,767</text:p>
          </table:table-cell>
          <table:table-cell office:value-type="float" office:value="151868.856" calcext:value-type="float">
            <text:p>151868,856</text:p>
          </table:table-cell>
          <table:table-cell office:value-type="float" office:value="154793.355" calcext:value-type="float">
            <text:p>154793,355</text:p>
          </table:table-cell>
          <table:table-cell office:value-type="float" office:value="148526.517" calcext:value-type="float">
            <text:p>148526,517</text:p>
          </table:table-cell>
          <table:table-cell office:value-type="float" office:value="147825.549" calcext:value-type="float">
            <text:p>147825,549</text:p>
          </table:table-cell>
          <table:table-cell office:value-type="float" office:value="148077.743" calcext:value-type="float">
            <text:p>148077,743</text:p>
          </table:table-cell>
          <table:table-cell office:value-type="float" office:value="149576.467" calcext:value-type="float">
            <text:p>149576,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8102.174" calcext:value-type="float">
            <text:p>148102,174</text:p>
          </table:table-cell>
          <table:table-cell office:value-type="float" office:value="149871.684" calcext:value-type="float">
            <text:p>149871,684</text:p>
          </table:table-cell>
          <table:table-cell office:value-type="float" office:value="149592.036" calcext:value-type="float">
            <text:p>149592,036</text:p>
          </table:table-cell>
          <table:table-cell office:value-type="float" office:value="149417.245" calcext:value-type="float">
            <text:p>149417,245</text:p>
          </table:table-cell>
          <table:table-cell office:value-type="float" office:value="147865.483" calcext:value-type="float">
            <text:p>147865,483</text:p>
          </table:table-cell>
          <table:table-cell office:value-type="float" office:value="149155.624" calcext:value-type="float">
            <text:p>149155,624</text:p>
          </table:table-cell>
          <table:table-cell office:value-type="float" office:value="149580.217" calcext:value-type="float">
            <text:p>149580,217</text:p>
          </table:table-cell>
          <table:table-cell office:value-type="float" office:value="149083.494" calcext:value-type="float">
            <text:p>149083,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6464.432" calcext:value-type="float">
            <text:p>136464,432</text:p>
          </table:table-cell>
          <table:table-cell office:value-type="float" office:value="136361.439" calcext:value-type="float">
            <text:p>136361,439</text:p>
          </table:table-cell>
          <table:table-cell office:value-type="float" office:value="136429.054" calcext:value-type="float">
            <text:p>136429,054</text:p>
          </table:table-cell>
          <table:table-cell office:value-type="float" office:value="136837.918" calcext:value-type="float">
            <text:p>136837,918</text:p>
          </table:table-cell>
          <table:table-cell office:value-type="float" office:value="136461.118" calcext:value-type="float">
            <text:p>136461,118</text:p>
          </table:table-cell>
          <table:table-cell office:value-type="float" office:value="136569.284" calcext:value-type="float">
            <text:p>136569,284</text:p>
          </table:table-cell>
          <table:table-cell office:value-type="float" office:value="136369.051" calcext:value-type="float">
            <text:p>136369,051</text:p>
          </table:table-cell>
          <table:table-cell office:value-type="float" office:value="136498.899" calcext:value-type="float">
            <text:p>136498,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0266.36" calcext:value-type="float">
            <text:p>130266,36</text:p>
          </table:table-cell>
          <table:table-cell office:value-type="float" office:value="130834.299" calcext:value-type="float">
            <text:p>130834,299</text:p>
          </table:table-cell>
          <table:table-cell office:value-type="float" office:value="130386.896" calcext:value-type="float">
            <text:p>130386,896</text:p>
          </table:table-cell>
          <table:table-cell office:value-type="float" office:value="130498.364" calcext:value-type="float">
            <text:p>130498,364</text:p>
          </table:table-cell>
          <table:table-cell office:value-type="float" office:value="130591.386" calcext:value-type="float">
            <text:p>130591,386</text:p>
          </table:table-cell>
          <table:table-cell office:value-type="float" office:value="131188.126" calcext:value-type="float">
            <text:p>131188,126</text:p>
          </table:table-cell>
          <table:table-cell office:value-type="float" office:value="130182.903" calcext:value-type="float">
            <text:p>130182,903</text:p>
          </table:table-cell>
          <table:table-cell office:value-type="float" office:value="130564.047" calcext:value-type="float">
            <text:p>130564,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7720.712" calcext:value-type="float">
            <text:p>127720,712</text:p>
          </table:table-cell>
          <table:table-cell office:value-type="float" office:value="128052.467" calcext:value-type="float">
            <text:p>128052,467</text:p>
          </table:table-cell>
          <table:table-cell office:value-type="float" office:value="127717.089" calcext:value-type="float">
            <text:p>127717,089</text:p>
          </table:table-cell>
          <table:table-cell office:value-type="float" office:value="127853.91" calcext:value-type="float">
            <text:p>127853,91</text:p>
          </table:table-cell>
          <table:table-cell office:value-type="float" office:value="127671.441" calcext:value-type="float">
            <text:p>127671,441</text:p>
          </table:table-cell>
          <table:table-cell office:value-type="float" office:value="127509.013" calcext:value-type="float">
            <text:p>127509,013</text:p>
          </table:table-cell>
          <table:table-cell office:value-type="float" office:value="127394.863" calcext:value-type="float">
            <text:p>127394,863</text:p>
          </table:table-cell>
          <table:table-cell office:value-type="float" office:value="127702.785" calcext:value-type="float">
            <text:p>127702,7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8733.759" calcext:value-type="float">
            <text:p>128733,759</text:p>
          </table:table-cell>
          <table:table-cell office:value-type="float" office:value="127795.776" calcext:value-type="float">
            <text:p>127795,776</text:p>
          </table:table-cell>
          <table:table-cell office:value-type="float" office:value="126181.576" calcext:value-type="float">
            <text:p>126181,576</text:p>
          </table:table-cell>
          <table:table-cell office:value-type="float" office:value="132899.34" calcext:value-type="float">
            <text:p>132899,34</text:p>
          </table:table-cell>
          <table:table-cell office:value-type="float" office:value="126605.234" calcext:value-type="float">
            <text:p>126605,234</text:p>
          </table:table-cell>
          <table:table-cell office:value-type="float" office:value="127127.782" calcext:value-type="float">
            <text:p>127127,782</text:p>
          </table:table-cell>
          <table:table-cell office:value-type="float" office:value="126314.381" calcext:value-type="float">
            <text:p>126314,381</text:p>
          </table:table-cell>
          <table:table-cell office:value-type="float" office:value="127951.121" calcext:value-type="float">
            <text:p>127951,12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23:56:14.031116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5.31cm" svg:y="0.321cm" chart:style-name="ch2">
          <text:p>Passage à l'échelle fort </text:p>
        </chart:title>
        <chart:plot-area chart:style-name="ch3" chart:data-source-has-labels="both" svg:x="1.33cm" svg:y="1.273cm" svg:width="14.349cm" svg:height="6.566cm">
          <chartooo:coordinate-region svg:x="2.507cm" svg:y="1.472cm" svg:width="12.801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A$2:.$A$7"/>
          </chart:axis>
          <chart:axis chart:dimension="y" chart:name="primary-y" chart:style-name="ch4">
            <chart:title svg:x="0.451cm" svg:y="5.936cm" chart:style-name="ch6">
              <text:p>temps moyen (ms)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9576.467">
                <text:p>149576.4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9083.494">
                <text:p>149083.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6498.899">
                <text:p>136498.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564.047">
                <text:p>130564.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7702.785">
                <text:p>127702.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7951.121">
                <text:p>127951.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 table:number-rows-repeated="14">
          <table:table-cell table:number-columns-repeated="13"/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Sous-Hauteur</text:p>
          </table:table-cell>
          <table:table-cell table:style-name="ce3" office:value-type="string" calcext:value-type="string">
            <text:p>Sous-Largeur</text:p>
          </table:table-cell>
          <table:table-cell table:style-name="ce3" office:value-type="string" calcext:value-type="string">
            <text:p>t1(ms)</text:p>
          </table:table-cell>
          <table:table-cell table:style-name="ce3" office:value-type="string" calcext:value-type="string">
            <text:p>t2(ms)</text:p>
          </table:table-cell>
          <table:table-cell table:style-name="ce3" office:value-type="string" calcext:value-type="string">
            <text:p>t3(ms)</text:p>
          </table:table-cell>
          <table:table-cell table:style-name="ce3" office:value-type="string" calcext:value-type="string">
            <text:p>t4(ms)</text:p>
          </table:table-cell>
          <table:table-cell table:style-name="ce3" office:value-type="string" calcext:value-type="string">
            <text:p>t5(ms)</text:p>
          </table:table-cell>
          <table:table-cell table:style-name="ce3" office:value-type="string" calcext:value-type="string">
            <text:p>t6(ms)</text:p>
          </table:table-cell>
          <table:table-cell table:style-name="ce3" office:value-type="string" calcext:value-type="string">
            <text:p>t7(ms)</text:p>
          </table:table-cell>
          <table:table-cell table:style-name="ce3" office:value-type="string" calcext:value-type="string">
            <text:p>Moyenne(ms)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49247.78" calcext:value-type="float">
            <text:p>149247,78</text:p>
          </table:table-cell>
          <table:table-cell table:style-name="ce3" office:value-type="float" office:value="149167.435" calcext:value-type="float">
            <text:p>149167,435</text:p>
          </table:table-cell>
          <table:table-cell table:style-name="ce3" office:value-type="float" office:value="149417.153" calcext:value-type="float">
            <text:p>149417,153</text:p>
          </table:table-cell>
          <table:table-cell table:style-name="ce3" office:value-type="float" office:value="148262.98" calcext:value-type="float">
            <text:p>148262,98</text:p>
          </table:table-cell>
          <table:table-cell table:style-name="ce3" office:value-type="float" office:value="149134.482" calcext:value-type="float">
            <text:p>149134,482</text:p>
          </table:table-cell>
          <table:table-cell table:style-name="ce3" office:value-type="float" office:value="149267.927" calcext:value-type="float">
            <text:p>149267,927</text:p>
          </table:table-cell>
          <table:table-cell table:style-name="ce3" office:value-type="float" office:value="149113.175" calcext:value-type="float">
            <text:p>149113,175</text:p>
          </table:table-cell>
          <table:table-cell table:style-name="ce3" office:value-type="float" office:value="149087.276" calcext:value-type="float">
            <text:p>149087,27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72296.138" calcext:value-type="float">
            <text:p>272296,138</text:p>
          </table:table-cell>
          <table:table-cell table:style-name="ce3" office:value-type="float" office:value="272696.067" calcext:value-type="float">
            <text:p>272696,067</text:p>
          </table:table-cell>
          <table:table-cell table:style-name="ce3" office:value-type="float" office:value="272278.733" calcext:value-type="float">
            <text:p>272278,733</text:p>
          </table:table-cell>
          <table:table-cell table:style-name="ce3" office:value-type="float" office:value="272176.47" calcext:value-type="float">
            <text:p>272176,47</text:p>
          </table:table-cell>
          <table:table-cell table:style-name="ce3" office:value-type="float" office:value="272523.011" calcext:value-type="float">
            <text:p>272523,011</text:p>
          </table:table-cell>
          <table:table-cell table:style-name="ce3" office:value-type="float" office:value="272181.394" calcext:value-type="float">
            <text:p>272181,394</text:p>
          </table:table-cell>
          <table:table-cell table:style-name="ce3" office:value-type="float" office:value="272371.016" calcext:value-type="float">
            <text:p>272371,016</text:p>
          </table:table-cell>
          <table:table-cell table:style-name="ce3" office:value-type="float" office:value="272360.404" calcext:value-type="float">
            <text:p>272360,40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20771.016" calcext:value-type="float">
            <text:p>520771,016</text:p>
          </table:table-cell>
          <table:table-cell table:style-name="ce3" office:value-type="float" office:value="520549.825" calcext:value-type="float">
            <text:p>520549,825</text:p>
          </table:table-cell>
          <table:table-cell table:style-name="ce3" office:value-type="float" office:value="520684.264" calcext:value-type="float">
            <text:p>520684,264</text:p>
          </table:table-cell>
          <table:table-cell table:style-name="ce3" office:value-type="float" office:value="518788.485" calcext:value-type="float">
            <text:p>518788,485</text:p>
          </table:table-cell>
          <table:table-cell table:style-name="ce3" office:value-type="float" office:value="522894.115" calcext:value-type="float">
            <text:p>522894,115</text:p>
          </table:table-cell>
          <table:table-cell table:style-name="ce3" office:value-type="float" office:value="524493.488" calcext:value-type="float">
            <text:p>524493,488</text:p>
          </table:table-cell>
          <table:table-cell table:style-name="ce3" office:value-type="float" office:value="521335.98" calcext:value-type="float">
            <text:p>521335,98</text:p>
          </table:table-cell>
          <table:table-cell table:style-name="ce3" office:value-type="float" office:value="521359.596" calcext:value-type="float">
            <text:p>521359,59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13441.573" calcext:value-type="float">
            <text:p>1013441,573</text:p>
          </table:table-cell>
          <table:table-cell table:style-name="ce3" office:value-type="float" office:value="1017840.834" calcext:value-type="float">
            <text:p>1017840,834</text:p>
          </table:table-cell>
          <table:table-cell table:style-name="ce3" office:value-type="float" office:value="1013451.147" calcext:value-type="float">
            <text:p>1013451,147</text:p>
          </table:table-cell>
          <table:table-cell table:style-name="ce3" office:value-type="float" office:value="1011614.696" calcext:value-type="float">
            <text:p>1011614,696</text:p>
          </table:table-cell>
          <table:table-cell table:style-name="ce3" office:value-type="float" office:value="1014908.474" calcext:value-type="float">
            <text:p>1014908,474</text:p>
          </table:table-cell>
          <table:table-cell table:style-name="ce3" office:value-type="float" office:value="1015492.975" calcext:value-type="float">
            <text:p>1015492,975</text:p>
          </table:table-cell>
          <table:table-cell table:style-name="ce3" office:value-type="float" office:value="1012300.669" calcext:value-type="float">
            <text:p>1012300,669</text:p>
          </table:table-cell>
          <table:table-cell table:style-name="ce3" office:value-type="float" office:value="1014150.052" calcext:value-type="float">
            <text:p>1014150,05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030661.593" calcext:value-type="float">
            <text:p>2030661,593</text:p>
          </table:table-cell>
          <table:table-cell table:style-name="ce3" office:value-type="float" office:value="2018650.417" calcext:value-type="float">
            <text:p>2018650,417</text:p>
          </table:table-cell>
          <table:table-cell table:style-name="ce3" office:value-type="float" office:value="2026880.113" calcext:value-type="float">
            <text:p>2026880,113</text:p>
          </table:table-cell>
          <table:table-cell table:style-name="ce3" office:value-type="float" office:value="2030412.594" calcext:value-type="float">
            <text:p>2030412,594</text:p>
          </table:table-cell>
          <table:table-cell table:style-name="ce3" office:value-type="float" office:value="2026799.054" calcext:value-type="float">
            <text:p>2026799,054</text:p>
          </table:table-cell>
          <table:table-cell table:style-name="ce3" office:value-type="float" office:value="2030321.417" calcext:value-type="float">
            <text:p>2030321,417</text:p>
          </table:table-cell>
          <table:table-cell table:style-name="ce3" office:value-type="float" office:value="2031796.252" calcext:value-type="float">
            <text:p>2031796,252</text:p>
          </table:table-cell>
          <table:table-cell table:style-name="ce3" office:value-type="float" office:value="2027931.634" calcext:value-type="float">
            <text:p>2027931,63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23:56:43.705268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88cm" xlink:href="." xlink:type="simple" chart:class="chart:scatter" chart:style-name="ch1">
        <chart:title svg:x="5.45cm" svg:y="0.321cm" chart:style-name="ch2">
          <text:p>Passage à l'échelle faible</text:p>
        </chart:title>
        <chart:plot-area chart:style-name="ch3" chart:data-source-has-labels="both" svg:x="1.331cm" svg:y="1.273cm" svg:width="14.359cm" svg:height="6.555cm">
          <chartooo:coordinate-region svg:x="2.878cm" svg:y="1.473cm" svg:width="12.626cm" svg:height="5.708cm"/>
          <chart:axis chart:dimension="x" chart:name="primary-x" chart:style-name="ch4" chartooo:axis-type="auto">
            <chart:title svg:x="7.143cm" svg:y="8.007cm" chart:style-name="ch5">
              <text:p>nombre de coeur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93cm" chart:style-name="ch7">
              <text:p>temps moyen (m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ge à l ‘échelle faib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9087.276">
                <text:p>149087.2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2360.404">
                <text:p>272360.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21359.596">
                <text:p>521359.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14150.052">
                <text:p>1014150.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027931.634">
                <text:p>2027931.6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